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327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2.3161in"/>
    </style:style>
    <style:style style:name="co8" style:family="table-column">
      <style:table-column-properties fo:break-before="auto" style:column-width="2.9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0">
      <style:map style:condition="cell-content()&gt;0" style:apply-style-name="Error" style:base-cell-address="ZadanieA.A1"/>
    </style:style>
    <style:style style:name="ce14" style:family="table-cell" style:parent-style-name="Default" style:data-style-name="N0">
      <style:map style:condition="cell-content()&gt;0" style:apply-style-name="Error" style:base-cell-address="ZadanieA.B1"/>
    </style:style>
    <style:style style:name="ce3" style:family="table-cell" style:parent-style-name="Default" style:data-style-name="N11"/>
    <style:style style:name="ce2" style:family="table-cell" style:parent-style-name="Default" style:data-style-name="N0">
      <style:map style:condition="cell-content()&gt;0" style:apply-style-name="Error" style:base-cell-address="ZadanieA.A1"/>
    </style:style>
    <style:style style:name="ce4" style:family="table-cell" style:parent-style-name="Default" style:data-style-name="N99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map style:condition="cell-content()&gt;0" style:apply-style-name="Error" style:base-cell-address="ZadanieB.AB2"/>
    </style:style>
    <style:style style:name="ce7" style:family="table-cell" style:parent-style-name="Default" style:data-style-name="N10"/>
    <style:style style:name="ce8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afd095" fo:border="0.74pt solid #000000"/>
    </style:style>
    <style:style style:name="ce10" style:family="table-cell" style:parent-style-name="Default">
      <style:table-cell-properties fo:background-color="#ffff00" fo:border="0.74pt solid #000000"/>
    </style:style>
    <style:style style:name="ce24" style:family="table-cell" style:parent-style-name="Default">
      <style:map style:condition="cell-content()&gt;0" style:apply-style-name="Error" style:base-cell-address="ZadanieD.AA1"/>
    </style:style>
    <style:style style:name="ce1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Nr_ucz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ZadanieA" table:style-name="ta1">
        <table:table-column table:style-name="co1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4" table:number-columns-repeated="5" table:default-cell-style-name="Default"/>
        <table:table-row table:style-name="ro1">
          <table:table-cell table:style-name="ce1"/>
          <table:table-cell table:style-name="ce14" table:formula="of:=IF(SUM([.B$3:.B$128]) / 126 &gt; 0.5; [.B2]; &quot;&quot;)">
            <text:p/>
          </table:table-cell>
          <table:table-cell table:style-name="ce2" table:formula="of:=IF(SUM([.C$3:.C$128]) / 126 &gt; 0.5; [.C2]; &quot;&quot;)" office:value-type="float" office:value="2" calcext:value-type="float">
            <text:p>2</text:p>
          </table:table-cell>
          <table:table-cell table:style-name="ce2" table:formula="of:=IF(SUM([.D$3:.D$128]) / 126 &gt; 0.5; [.D2]; &quot;&quot;)">
            <text:p/>
          </table:table-cell>
          <table:table-cell table:style-name="ce2" table:formula="of:=IF(SUM([.E$3:.E$128]) / 126 &gt; 0.5; [.E2]; &quot;&quot;)">
            <text:p/>
          </table:table-cell>
          <table:table-cell table:style-name="ce2" table:formula="of:=IF(SUM([.F$3:.F$128]) / 126 &gt; 0.5; [.F2]; &quot;&quot;)">
            <text:p/>
          </table:table-cell>
          <table:table-cell table:style-name="ce2" table:formula="of:=IF(SUM([.G$3:.G$128]) / 126 &gt; 0.5; [.G2]; &quot;&quot;)">
            <text:p/>
          </table:table-cell>
          <table:table-cell table:style-name="ce2" table:formula="of:=IF(SUM([.H$3:.H$128]) / 126 &gt; 0.5; [.H2]; &quot;&quot;)">
            <text:p/>
          </table:table-cell>
          <table:table-cell table:style-name="ce2" table:formula="of:=IF(SUM([.I$3:.I$128]) / 126 &gt; 0.5; [.I2]; &quot;&quot;)">
            <text:p/>
          </table:table-cell>
          <table:table-cell table:style-name="ce2" table:formula="of:=IF(SUM([.J$3:.J$128]) / 126 &gt; 0.5; [.J2]; &quot;&quot;)" office:value-type="float" office:value="9" calcext:value-type="float">
            <text:p>9</text:p>
          </table:table-cell>
          <table:table-cell table:style-name="ce2" table:formula="of:=IF(SUM([.K$3:.K$128]) / 126 &gt; 0.5; [.K2]; &quot;&quot;)">
            <text:p/>
          </table:table-cell>
          <table:table-cell table:style-name="ce2" table:formula="of:=IF(SUM([.L$3:.L$128]) / 126 &gt; 0.5; [.L2]; &quot;&quot;)">
            <text:p/>
          </table:table-cell>
          <table:table-cell table:style-name="ce2" table:formula="of:=IF(SUM([.M$3:.M$128]) / 126 &gt; 0.5; [.M2]; &quot;&quot;)" office:value-type="float" office:value="12" calcext:value-type="float">
            <text:p>12</text:p>
          </table:table-cell>
          <table:table-cell table:style-name="ce2" table:formula="of:=IF(SUM([.N$3:.N$128]) / 126 &gt; 0.5; [.N2]; &quot;&quot;)">
            <text:p/>
          </table:table-cell>
          <table:table-cell table:style-name="ce2" table:formula="of:=IF(SUM([.O$3:.O$128]) / 126 &gt; 0.5; [.O2]; &quot;&quot;)">
            <text:p/>
          </table:table-cell>
          <table:table-cell table:style-name="ce2" table:formula="of:=IF(SUM([.P$3:.P$128]) / 126 &gt; 0.5; [.P2]; &quot;&quot;)">
            <text:p/>
          </table:table-cell>
          <table:table-cell table:style-name="ce2" table:formula="of:=IF(SUM([.Q$3:.Q$128]) / 126 &gt; 0.5; [.Q2]; &quot;&quot;)">
            <text:p/>
          </table:table-cell>
          <table:table-cell table:style-name="ce2" table:formula="of:=IF(SUM([.R$3:.R$128]) / 126 &gt; 0.5; [.R2]; &quot;&quot;)">
            <text:p/>
          </table:table-cell>
          <table:table-cell table:style-name="ce2" table:formula="of:=IF(SUM([.S$3:.S$128]) / 126 &gt; 0.5; [.S2]; &quot;&quot;)" office:value-type="float" office:value="18" calcext:value-type="float">
            <text:p>18</text:p>
          </table:table-cell>
          <table:table-cell table:style-name="ce2" table:formula="of:=IF(SUM([.T$3:.T$128]) / 126 &gt; 0.5; [.T2]; &quot;&quot;)" office:value-type="float" office:value="19" calcext:value-type="float">
            <text:p>19</text:p>
          </table:table-cell>
          <table:table-cell table:style-name="ce2" table:formula="of:=IF(SUM([.U$3:.U$128]) / 126 &gt; 0.5; [.U2]; &quot;&quot;)" office:value-type="float" office:value="20" calcext:value-type="float">
            <text:p>20</text:p>
          </table:table-cell>
          <table:table-cell table:style-name="ce2" table:formula="of:=IF(SUM([.V$3:.V$128]) / 126 &gt; 0.5; [.V2]; &quot;&quot;)">
            <text:p/>
          </table:table-cell>
          <table:table-cell table:style-name="ce2" table:formula="of:=IF(SUM([.W$3:.W$128]) / 126 &gt; 0.5; [.W2]; &quot;&quot;)" office:value-type="float" office:value="22" calcext:value-type="float">
            <text:p>22</text:p>
          </table:table-cell>
          <table:table-cell table:style-name="ce2" table:formula="of:=IF(SUM([.X$3:.X$128]) / 126 &gt; 0.5; [.X2]; &quot;&quot;)">
            <text:p/>
          </table:table-cell>
          <table:table-cell table:style-name="ce2" table:formula="of:=IF(SUM([.Y$3:.Y$128]) / 126 &gt; 0.5; [.Y2]; &quot;&quot;)">
            <text:p/>
          </table:table-cell>
          <table:table-cell table:style-name="ce2" table:formula="of:=IF(SUM([.Z$3:.Z$128]) / 126 &gt; 0.5; [.Z2]; &quot;&quot;)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Nr_ucz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 table:formula="of:=IF(SUM([.B$3:.B$128]) / 126 &gt; 0.5; [.B3]; &quot;&quot;)">
            <text:p/>
          </table:table-cell>
          <table:table-cell table:style-name="ce4" table:number-columns-repeated="24"/>
          <table:table-cell table:number-columns-repeated="5"/>
        </table:table-row>
        <table:table-row table:style-name="ro1">
          <table:table-cell/>
          <table:table-cell table:style-name="ce3" table:formula="of:=IF(SUM([.B$3:.B$128]) / 126 &gt; 0.5; [.B4]; &quot;&quot;)">
            <text:p/>
          </table:table-cell>
          <table:table-cell table:number-columns-repeated="29"/>
        </table:table-row>
        <calcext:conditional-formats>
          <calcext:conditional-format calcext:target-range-address="ZadanieA.A1:ZadanieA.A1 ZadanieA.C1:ZadanieA.Z1">
            <calcext:condition calcext:apply-style-name="Error" calcext:value="&gt;0" calcext:base-cell-address="ZadanieA.A1"/>
          </calcext:conditional-format>
          <calcext:conditional-format calcext:target-range-address="ZadanieA.B1:ZadanieA.Z1">
            <calcext:condition calcext:apply-style-name="Error" calcext:value="&gt;0" calcext:base-cell-address="ZadanieA.B1"/>
          </calcext:conditional-format>
        </calcext:conditional-formats>
      </table:table>
      <table:table table:name="ZadanieB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6" table:default-cell-style-name="Default"/>
        <table:table-column table:style-name="co4" table:default-cell-style-name="ce3"/>
        <table:table-column table:style-name="co4" table:default-cell-style-name="ce6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r_ucz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2:.Z2])" office:value-type="percentage" office:value="0.44" calcext:value-type="percentage">
            <text:p>44.00%</text:p>
          </table:table-cell>
          <table:table-cell table:formula="of:=IF([.AA2] &gt; [.$AE$2]; [.A2]; &quot;&quot;)">
            <text:p/>
          </table:table-cell>
          <table:table-cell/>
          <table:table-cell office:value-type="string" calcext:value-type="string">
            <text:p>Średnia</text:p>
          </table:table-cell>
          <table:table-cell table:style-name="ce3" table:formula="of:=AVERAGE([.AA2:.AA127])" office:value-type="percentage" office:value="0.457142857142857" calcext:value-type="percentage">
            <text:p>45.7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3:.Z3])" office:value-type="percentage" office:value="0.48" calcext:value-type="percentage">
            <text:p>48.00%</text:p>
          </table:table-cell>
          <table:table-cell table:formula="of:=IF([.AA3] &gt; [.$AE$2]; [.A3]; &quot;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4:.Z4])" office:value-type="percentage" office:value="0.52" calcext:value-type="percentage">
            <text:p>52.00%</text:p>
          </table:table-cell>
          <table:table-cell table:formula="of:=IF([.AA4] &gt; [.$AE$2]; [.A4]; &quot;&quot;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5:.Z5])" office:value-type="percentage" office:value="0.4" calcext:value-type="percentage">
            <text:p>40.00%</text:p>
          </table:table-cell>
          <table:table-cell table:formula="of:=IF([.AA5] &gt; [.$AE$2]; [.A5]; &quot;&quot;)">
            <text:p/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6:.Z6])" office:value-type="percentage" office:value="0.44" calcext:value-type="percentage">
            <text:p>44.00%</text:p>
          </table:table-cell>
          <table:table-cell table:formula="of:=IF([.AA6] &gt; [.$AE$2]; [.A6]; &quot;&quot;)">
            <text:p/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7:.Z7])" office:value-type="percentage" office:value="0.48" calcext:value-type="percentage">
            <text:p>48.00%</text:p>
          </table:table-cell>
          <table:table-cell table:formula="of:=IF([.AA7] &gt; [.$AE$2]; [.A7]; &quot;&quot;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8:.Z8])" office:value-type="percentage" office:value="0.48" calcext:value-type="percentage">
            <text:p>48.00%</text:p>
          </table:table-cell>
          <table:table-cell table:formula="of:=IF([.AA8] &gt; [.$AE$2]; [.A8]; &quot;&quot;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9:.Z9])" office:value-type="percentage" office:value="0.36" calcext:value-type="percentage">
            <text:p>36.00%</text:p>
          </table:table-cell>
          <table:table-cell table:formula="of:=IF([.AA9] &gt; [.$AE$2]; [.A9]; &quot;&quot;)">
            <text:p/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0:.Z10])" office:value-type="percentage" office:value="0.36" calcext:value-type="percentage">
            <text:p>36.00%</text:p>
          </table:table-cell>
          <table:table-cell table:formula="of:=IF([.AA10] &gt; [.$AE$2]; [.A10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11:.Z11])" office:value-type="percentage" office:value="0.32" calcext:value-type="percentage">
            <text:p>32.00%</text:p>
          </table:table-cell>
          <table:table-cell table:formula="of:=IF([.AA11] &gt; [.$AE$2]; [.A11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12:.Z12])" office:value-type="percentage" office:value="0.52" calcext:value-type="percentage">
            <text:p>52.00%</text:p>
          </table:table-cell>
          <table:table-cell table:formula="of:=IF([.AA12] &gt; [.$AE$2]; [.A12]; &quot;&quot;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3:.Z13])" office:value-type="percentage" office:value="0.4" calcext:value-type="percentage">
            <text:p>40.00%</text:p>
          </table:table-cell>
          <table:table-cell table:formula="of:=IF([.AA13] &gt; [.$AE$2]; [.A13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14:.Z14])" office:value-type="percentage" office:value="0.52" calcext:value-type="percentage">
            <text:p>52.00%</text:p>
          </table:table-cell>
          <table:table-cell table:formula="of:=IF([.AA14] &gt; [.$AE$2]; [.A14]; &quot;&quot;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15:.Z15])" office:value-type="percentage" office:value="0.32" calcext:value-type="percentage">
            <text:p>32.00%</text:p>
          </table:table-cell>
          <table:table-cell table:formula="of:=IF([.AA15] &gt; [.$AE$2]; [.A15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6:.Z16])" office:value-type="percentage" office:value="0.44" calcext:value-type="percentage">
            <text:p>44.00%</text:p>
          </table:table-cell>
          <table:table-cell table:formula="of:=IF([.AA16] &gt; [.$AE$2]; [.A16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7:.Z17])" office:value-type="percentage" office:value="0.4" calcext:value-type="percentage">
            <text:p>40.00%</text:p>
          </table:table-cell>
          <table:table-cell table:formula="of:=IF([.AA17] &gt; [.$AE$2]; [.A17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8:.Z18])" office:value-type="percentage" office:value="0.44" calcext:value-type="percentage">
            <text:p>44.00%</text:p>
          </table:table-cell>
          <table:table-cell table:formula="of:=IF([.AA18] &gt; [.$AE$2]; [.A18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9:.Z19])" office:value-type="percentage" office:value="0.4" calcext:value-type="percentage">
            <text:p>40.00%</text:p>
          </table:table-cell>
          <table:table-cell table:formula="of:=IF([.AA19] &gt; [.$AE$2]; [.A19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20:.Z20])" office:value-type="percentage" office:value="0.64" calcext:value-type="percentage">
            <text:p>64.00%</text:p>
          </table:table-cell>
          <table:table-cell table:formula="of:=IF([.AA20] &gt; [.$AE$2]; [.A20]; &quot;&quot;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21:.Z21])" office:value-type="percentage" office:value="0.44" calcext:value-type="percentage">
            <text:p>44.00%</text:p>
          </table:table-cell>
          <table:table-cell table:formula="of:=IF([.AA21] &gt; [.$AE$2]; [.A21]; &quot;&quot;)">
            <text:p/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22:.Z22])" office:value-type="percentage" office:value="0.44" calcext:value-type="percentage">
            <text:p>44.00%</text:p>
          </table:table-cell>
          <table:table-cell table:formula="of:=IF([.AA22] &gt; [.$AE$2]; [.A22]; &quot;&quot;)">
            <text:p/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23:.Z23])" office:value-type="percentage" office:value="0.76" calcext:value-type="percentage">
            <text:p>76.00%</text:p>
          </table:table-cell>
          <table:table-cell table:formula="of:=IF([.AA23] &gt; [.$AE$2]; [.A23]; &quot;&quot;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24:.Z24])" office:value-type="percentage" office:value="0.48" calcext:value-type="percentage">
            <text:p>48.00%</text:p>
          </table:table-cell>
          <table:table-cell table:formula="of:=IF([.AA24] &gt; [.$AE$2]; [.A24]; &quot;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25:.Z25])" office:value-type="percentage" office:value="0.52" calcext:value-type="percentage">
            <text:p>52.00%</text:p>
          </table:table-cell>
          <table:table-cell table:formula="of:=IF([.AA25] &gt; [.$AE$2]; [.A25]; &quot;&quot;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26:.Z26])" office:value-type="percentage" office:value="0.64" calcext:value-type="percentage">
            <text:p>64.00%</text:p>
          </table:table-cell>
          <table:table-cell table:formula="of:=IF([.AA26] &gt; [.$AE$2]; [.A26]; &quot;&quot;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27:.Z27])" office:value-type="percentage" office:value="0.44" calcext:value-type="percentage">
            <text:p>44.00%</text:p>
          </table:table-cell>
          <table:table-cell table:formula="of:=IF([.AA27] &gt; [.$AE$2]; [.A27]; &quot;&quot;)">
            <text:p/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AVERAGE([.B28:.Z28])" office:value-type="percentage" office:value="0.56" calcext:value-type="percentage">
            <text:p>56.00%</text:p>
          </table:table-cell>
          <table:table-cell table:formula="of:=IF([.AA28] &gt; [.$AE$2]; [.A28]; &quot;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B29:.Z29])" office:value-type="percentage" office:value="0.36" calcext:value-type="percentage">
            <text:p>36.00%</text:p>
          </table:table-cell>
          <table:table-cell table:formula="of:=IF([.AA29] &gt; [.$AE$2]; [.A29]; &quot;&quot;)">
            <text:p/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30:.Z30])" office:value-type="percentage" office:value="0.44" calcext:value-type="percentage">
            <text:p>44.00%</text:p>
          </table:table-cell>
          <table:table-cell table:formula="of:=IF([.AA30] &gt; [.$AE$2]; [.A30]; &quot;&quot;)">
            <text:p/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31:.Z31])" office:value-type="percentage" office:value="0.52" calcext:value-type="percentage">
            <text:p>52.00%</text:p>
          </table:table-cell>
          <table:table-cell table:formula="of:=IF([.AA31] &gt; [.$AE$2]; [.A31]; &quot;&quot;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32:.Z32])" office:value-type="percentage" office:value="0.36" calcext:value-type="percentage">
            <text:p>36.00%</text:p>
          </table:table-cell>
          <table:table-cell table:formula="of:=IF([.AA32] &gt; [.$AE$2]; [.A32]; &quot;&quot;)">
            <text:p/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33:.Z33])" office:value-type="percentage" office:value="0.44" calcext:value-type="percentage">
            <text:p>44.00%</text:p>
          </table:table-cell>
          <table:table-cell table:formula="of:=IF([.AA33] &gt; [.$AE$2]; [.A33]; &quot;&quot;)">
            <text:p/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34:.Z34])" office:value-type="percentage" office:value="0.4" calcext:value-type="percentage">
            <text:p>40.00%</text:p>
          </table:table-cell>
          <table:table-cell table:formula="of:=IF([.AA34] &gt; [.$AE$2]; [.A34]; &quot;&quot;)">
            <text:p/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35:.Z35])" office:value-type="percentage" office:value="0.32" calcext:value-type="percentage">
            <text:p>32.00%</text:p>
          </table:table-cell>
          <table:table-cell table:formula="of:=IF([.AA35] &gt; [.$AE$2]; [.A35]; &quot;&quot;)">
            <text:p/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36:.Z36])" office:value-type="percentage" office:value="0.4" calcext:value-type="percentage">
            <text:p>40.00%</text:p>
          </table:table-cell>
          <table:table-cell table:formula="of:=IF([.AA36] &gt; [.$AE$2]; [.A36]; &quot;&quot;)">
            <text:p/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AVERAGE([.B37:.Z37])" office:value-type="percentage" office:value="0.64" calcext:value-type="percentage">
            <text:p>64.00%</text:p>
          </table:table-cell>
          <table:table-cell table:formula="of:=IF([.AA37] &gt; [.$AE$2]; [.A37]; &quot;&quot;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38:.Z38])" office:value-type="percentage" office:value="0.44" calcext:value-type="percentage">
            <text:p>44.00%</text:p>
          </table:table-cell>
          <table:table-cell table:formula="of:=IF([.AA38] &gt; [.$AE$2]; [.A38]; &quot;&quot;)">
            <text:p/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39:.Z39])" office:value-type="percentage" office:value="0.68" calcext:value-type="percentage">
            <text:p>68.00%</text:p>
          </table:table-cell>
          <table:table-cell table:formula="of:=IF([.AA39] &gt; [.$AE$2]; [.A39]; &quot;&quot;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40:.Z40])" office:value-type="percentage" office:value="0.76" calcext:value-type="percentage">
            <text:p>76.00%</text:p>
          </table:table-cell>
          <table:table-cell table:formula="of:=IF([.AA40] &gt; [.$AE$2]; [.A40]; &quot;&quot;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AVERAGE([.B41:.Z41])" office:value-type="percentage" office:value="0.52" calcext:value-type="percentage">
            <text:p>52.00%</text:p>
          </table:table-cell>
          <table:table-cell table:formula="of:=IF([.AA41] &gt; [.$AE$2]; [.A41]; &quot;&quot;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42:.Z42])" office:value-type="percentage" office:value="0.52" calcext:value-type="percentage">
            <text:p>52.00%</text:p>
          </table:table-cell>
          <table:table-cell table:formula="of:=IF([.AA42] &gt; [.$AE$2]; [.A42]; &quot;&quot;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43:.Z43])" office:value-type="percentage" office:value="0.56" calcext:value-type="percentage">
            <text:p>56.00%</text:p>
          </table:table-cell>
          <table:table-cell table:formula="of:=IF([.AA43] &gt; [.$AE$2]; [.A43]; &quot;&quot;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44:.Z44])" office:value-type="percentage" office:value="0.44" calcext:value-type="percentage">
            <text:p>44.00%</text:p>
          </table:table-cell>
          <table:table-cell table:formula="of:=IF([.AA44] &gt; [.$AE$2]; [.A44]; &quot;&quot;)">
            <text:p/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45:.Z45])" office:value-type="percentage" office:value="0.52" calcext:value-type="percentage">
            <text:p>52.00%</text:p>
          </table:table-cell>
          <table:table-cell table:formula="of:=IF([.AA45] &gt; [.$AE$2]; [.A45]; &quot;&quot;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46:.Z46])" office:value-type="percentage" office:value="0.92" calcext:value-type="percentage">
            <text:p>92.00%</text:p>
          </table:table-cell>
          <table:table-cell table:formula="of:=IF([.AA46] &gt; [.$AE$2]; [.A46]; &quot;&quot;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47:.Z47])" office:value-type="percentage" office:value="0.52" calcext:value-type="percentage">
            <text:p>52.00%</text:p>
          </table:table-cell>
          <table:table-cell table:formula="of:=IF([.AA47] &gt; [.$AE$2]; [.A47]; &quot;&quot;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48:.Z48])" office:value-type="percentage" office:value="0.32" calcext:value-type="percentage">
            <text:p>32.00%</text:p>
          </table:table-cell>
          <table:table-cell table:formula="of:=IF([.AA48] &gt; [.$AE$2]; [.A48]; &quot;&quot;)">
            <text:p/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49:.Z49])" office:value-type="percentage" office:value="0.36" calcext:value-type="percentage">
            <text:p>36.00%</text:p>
          </table:table-cell>
          <table:table-cell table:formula="of:=IF([.AA49] &gt; [.$AE$2]; [.A49]; &quot;&quot;)">
            <text:p/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50:.Z50])" office:value-type="percentage" office:value="0.52" calcext:value-type="percentage">
            <text:p>52.00%</text:p>
          </table:table-cell>
          <table:table-cell table:formula="of:=IF([.AA50] &gt; [.$AE$2]; [.A50]; &quot;&quot;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51:.Z51])" office:value-type="percentage" office:value="0.32" calcext:value-type="percentage">
            <text:p>32.00%</text:p>
          </table:table-cell>
          <table:table-cell table:formula="of:=IF([.AA51] &gt; [.$AE$2]; [.A51]; &quot;&quot;)">
            <text:p/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B52:.Z52])" office:value-type="percentage" office:value="0.6" calcext:value-type="percentage">
            <text:p>60.00%</text:p>
          </table:table-cell>
          <table:table-cell table:formula="of:=IF([.AA52] &gt; [.$AE$2]; [.A52]; &quot;&quot;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B53:.Z53])" office:value-type="percentage" office:value="0.32" calcext:value-type="percentage">
            <text:p>32.00%</text:p>
          </table:table-cell>
          <table:table-cell table:formula="of:=IF([.AA53] &gt; [.$AE$2]; [.A53]; &quot;&quot;)">
            <text:p/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54:.Z54])" office:value-type="percentage" office:value="0.44" calcext:value-type="percentage">
            <text:p>44.00%</text:p>
          </table:table-cell>
          <table:table-cell table:formula="of:=IF([.AA54] &gt; [.$AE$2]; [.A54]; &quot;&quot;)">
            <text:p/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55:.Z55])" office:value-type="percentage" office:value="0.48" calcext:value-type="percentage">
            <text:p>48.00%</text:p>
          </table:table-cell>
          <table:table-cell table:formula="of:=IF([.AA55] &gt; [.$AE$2]; [.A55]; &quot;&quot;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56:.Z56])" office:value-type="percentage" office:value="0.44" calcext:value-type="percentage">
            <text:p>44.00%</text:p>
          </table:table-cell>
          <table:table-cell table:formula="of:=IF([.AA56] &gt; [.$AE$2]; [.A56]; &quot;&quot;)">
            <text:p/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57:.Z57])" office:value-type="percentage" office:value="0.36" calcext:value-type="percentage">
            <text:p>36.00%</text:p>
          </table:table-cell>
          <table:table-cell table:formula="of:=IF([.AA57] &gt; [.$AE$2]; [.A57]; &quot;&quot;)">
            <text:p/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B58:.Z58])" office:value-type="percentage" office:value="0.24" calcext:value-type="percentage">
            <text:p>24.00%</text:p>
          </table:table-cell>
          <table:table-cell table:formula="of:=IF([.AA58] &gt; [.$AE$2]; [.A58]; &quot;&quot;)">
            <text:p/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59:.Z59])" office:value-type="percentage" office:value="0.48" calcext:value-type="percentage">
            <text:p>48.00%</text:p>
          </table:table-cell>
          <table:table-cell table:formula="of:=IF([.AA59] &gt; [.$AE$2]; [.A59]; &quot;&quot;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60:.Z60])" office:value-type="percentage" office:value="0.44" calcext:value-type="percentage">
            <text:p>44.00%</text:p>
          </table:table-cell>
          <table:table-cell table:formula="of:=IF([.AA60] &gt; [.$AE$2]; [.A60]; &quot;&quot;)">
            <text:p/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B61:.Z61])" office:value-type="percentage" office:value="0.44" calcext:value-type="percentage">
            <text:p>44.00%</text:p>
          </table:table-cell>
          <table:table-cell table:formula="of:=IF([.AA61] &gt; [.$AE$2]; [.A61]; &quot;&quot;)">
            <text:p/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62:.Z62])" office:value-type="percentage" office:value="0.48" calcext:value-type="percentage">
            <text:p>48.00%</text:p>
          </table:table-cell>
          <table:table-cell table:formula="of:=IF([.AA62] &gt; [.$AE$2]; [.A62]; &quot;&quot;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63:.Z63])" office:value-type="percentage" office:value="0.52" calcext:value-type="percentage">
            <text:p>52.00%</text:p>
          </table:table-cell>
          <table:table-cell table:formula="of:=IF([.AA63] &gt; [.$AE$2]; [.A63]; &quot;&quot;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B64:.Z64])" office:value-type="percentage" office:value="0.4" calcext:value-type="percentage">
            <text:p>40.00%</text:p>
          </table:table-cell>
          <table:table-cell table:formula="of:=IF([.AA64] &gt; [.$AE$2]; [.A64]; &quot;&quot;)">
            <text:p/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AVERAGE([.B65:.Z65])" office:value-type="percentage" office:value="0.48" calcext:value-type="percentage">
            <text:p>48.00%</text:p>
          </table:table-cell>
          <table:table-cell table:formula="of:=IF([.AA65] &gt; [.$AE$2]; [.A65]; &quot;&quot;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AVERAGE([.B66:.Z66])" office:value-type="percentage" office:value="0.56" calcext:value-type="percentage">
            <text:p>56.00%</text:p>
          </table:table-cell>
          <table:table-cell table:formula="of:=IF([.AA66] &gt; [.$AE$2]; [.A66]; &quot;&quot;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67:.Z67])" office:value-type="percentage" office:value="0.4" calcext:value-type="percentage">
            <text:p>40.00%</text:p>
          </table:table-cell>
          <table:table-cell table:formula="of:=IF([.AA67] &gt; [.$AE$2]; [.A67]; &quot;&quot;)">
            <text:p/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68:.Z68])" office:value-type="percentage" office:value="0.44" calcext:value-type="percentage">
            <text:p>44.00%</text:p>
          </table:table-cell>
          <table:table-cell table:formula="of:=IF([.AA68] &gt; [.$AE$2]; [.A68]; &quot;&quot;)">
            <text:p/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B69:.Z69])" office:value-type="percentage" office:value="0.28" calcext:value-type="percentage">
            <text:p>28.00%</text:p>
          </table:table-cell>
          <table:table-cell table:formula="of:=IF([.AA69] &gt; [.$AE$2]; [.A69]; &quot;&quot;)">
            <text:p/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70:.Z70])" office:value-type="percentage" office:value="0.36" calcext:value-type="percentage">
            <text:p>36.00%</text:p>
          </table:table-cell>
          <table:table-cell table:formula="of:=IF([.AA70] &gt; [.$AE$2]; [.A70]; &quot;&quot;)">
            <text:p/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71:.Z71])" office:value-type="percentage" office:value="0.52" calcext:value-type="percentage">
            <text:p>52.00%</text:p>
          </table:table-cell>
          <table:table-cell table:formula="of:=IF([.AA71] &gt; [.$AE$2]; [.A71]; &quot;&quot;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72:.Z72])" office:value-type="percentage" office:value="0.6" calcext:value-type="percentage">
            <text:p>60.00%</text:p>
          </table:table-cell>
          <table:table-cell table:formula="of:=IF([.AA72] &gt; [.$AE$2]; [.A72]; &quot;&quot;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73:.Z73])" office:value-type="percentage" office:value="0.4" calcext:value-type="percentage">
            <text:p>40.00%</text:p>
          </table:table-cell>
          <table:table-cell table:formula="of:=IF([.AA73] &gt; [.$AE$2]; [.A73]; &quot;&quot;)">
            <text:p/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74:.Z74])" office:value-type="percentage" office:value="0.4" calcext:value-type="percentage">
            <text:p>40.00%</text:p>
          </table:table-cell>
          <table:table-cell table:formula="of:=IF([.AA74] &gt; [.$AE$2]; [.A74]; &quot;&quot;)">
            <text:p/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75:.Z75])" office:value-type="percentage" office:value="0.48" calcext:value-type="percentage">
            <text:p>48.00%</text:p>
          </table:table-cell>
          <table:table-cell table:formula="of:=IF([.AA75] &gt; [.$AE$2]; [.A75]; &quot;&quot;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76:.Z76])" office:value-type="percentage" office:value="0.4" calcext:value-type="percentage">
            <text:p>40.00%</text:p>
          </table:table-cell>
          <table:table-cell table:formula="of:=IF([.AA76] &gt; [.$AE$2]; [.A76]; &quot;&quot;)">
            <text:p/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77:.Z77])" office:value-type="percentage" office:value="0.6" calcext:value-type="percentage">
            <text:p>60.00%</text:p>
          </table:table-cell>
          <table:table-cell table:formula="of:=IF([.AA77] &gt; [.$AE$2]; [.A77]; &quot;&quot;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78:.Z78])" office:value-type="percentage" office:value="0.64" calcext:value-type="percentage">
            <text:p>64.00%</text:p>
          </table:table-cell>
          <table:table-cell table:formula="of:=IF([.AA78] &gt; [.$AE$2]; [.A78]; &quot;&quot;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B79:.Z79])" office:value-type="percentage" office:value="0.36" calcext:value-type="percentage">
            <text:p>36.00%</text:p>
          </table:table-cell>
          <table:table-cell table:formula="of:=IF([.AA79] &gt; [.$AE$2]; [.A79]; &quot;&quot;)">
            <text:p/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B80:.Z80])" office:value-type="percentage" office:value="0.6" calcext:value-type="percentage">
            <text:p>60.00%</text:p>
          </table:table-cell>
          <table:table-cell table:formula="of:=IF([.AA80] &gt; [.$AE$2]; [.A80]; &quot;&quot;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81:.Z81])" office:value-type="percentage" office:value="0.6" calcext:value-type="percentage">
            <text:p>60.00%</text:p>
          </table:table-cell>
          <table:table-cell table:formula="of:=IF([.AA81] &gt; [.$AE$2]; [.A81]; &quot;&quot;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82:.Z82])" office:value-type="percentage" office:value="0.4" calcext:value-type="percentage">
            <text:p>40.00%</text:p>
          </table:table-cell>
          <table:table-cell table:formula="of:=IF([.AA82] &gt; [.$AE$2]; [.A82]; &quot;&quot;)">
            <text:p/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83:.Z83])" office:value-type="percentage" office:value="0.64" calcext:value-type="percentage">
            <text:p>64.00%</text:p>
          </table:table-cell>
          <table:table-cell table:formula="of:=IF([.AA83] &gt; [.$AE$2]; [.A83]; &quot;&quot;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B84:.Z84])" office:value-type="percentage" office:value="0.48" calcext:value-type="percentage">
            <text:p>48.00%</text:p>
          </table:table-cell>
          <table:table-cell table:formula="of:=IF([.AA84] &gt; [.$AE$2]; [.A84]; &quot;&quot;)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85:.Z85])" office:value-type="percentage" office:value="0.4" calcext:value-type="percentage">
            <text:p>40.00%</text:p>
          </table:table-cell>
          <table:table-cell table:formula="of:=IF([.AA85] &gt; [.$AE$2]; [.A85]; &quot;&quot;)">
            <text:p/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86:.Z86])" office:value-type="percentage" office:value="0.44" calcext:value-type="percentage">
            <text:p>44.00%</text:p>
          </table:table-cell>
          <table:table-cell table:formula="of:=IF([.AA86] &gt; [.$AE$2]; [.A86]; &quot;&quot;)">
            <text:p/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87:.Z87])" office:value-type="percentage" office:value="0.36" calcext:value-type="percentage">
            <text:p>36.00%</text:p>
          </table:table-cell>
          <table:table-cell table:formula="of:=IF([.AA87] &gt; [.$AE$2]; [.A87]; &quot;&quot;)">
            <text:p/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88:.Z88])" office:value-type="percentage" office:value="0.52" calcext:value-type="percentage">
            <text:p>52.00%</text:p>
          </table:table-cell>
          <table:table-cell table:formula="of:=IF([.AA88] &gt; [.$AE$2]; [.A88]; &quot;&quot;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89:.Z89])" office:value-type="percentage" office:value="0.44" calcext:value-type="percentage">
            <text:p>44.00%</text:p>
          </table:table-cell>
          <table:table-cell table:formula="of:=IF([.AA89] &gt; [.$AE$2]; [.A89]; &quot;&quot;)">
            <text:p/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B90:.Z90])" office:value-type="percentage" office:value="0.4" calcext:value-type="percentage">
            <text:p>40.00%</text:p>
          </table:table-cell>
          <table:table-cell table:formula="of:=IF([.AA90] &gt; [.$AE$2]; [.A90]; &quot;&quot;)">
            <text:p/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91:.Z91])" office:value-type="percentage" office:value="0.24" calcext:value-type="percentage">
            <text:p>24.00%</text:p>
          </table:table-cell>
          <table:table-cell table:formula="of:=IF([.AA91] &gt; [.$AE$2]; [.A91]; &quot;&quot;)">
            <text:p/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92:.Z92])" office:value-type="percentage" office:value="0.52" calcext:value-type="percentage">
            <text:p>52.00%</text:p>
          </table:table-cell>
          <table:table-cell table:formula="of:=IF([.AA92] &gt; [.$AE$2]; [.A92]; &quot;&quot;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93:.Z93])" office:value-type="percentage" office:value="0.52" calcext:value-type="percentage">
            <text:p>52.00%</text:p>
          </table:table-cell>
          <table:table-cell table:formula="of:=IF([.AA93] &gt; [.$AE$2]; [.A93]; &quot;&quot;)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94:.Z94])" office:value-type="percentage" office:value="0.44" calcext:value-type="percentage">
            <text:p>44.00%</text:p>
          </table:table-cell>
          <table:table-cell table:formula="of:=IF([.AA94] &gt; [.$AE$2]; [.A94]; &quot;&quot;)">
            <text:p/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B95:.Z95])" office:value-type="percentage" office:value="0.32" calcext:value-type="percentage">
            <text:p>32.00%</text:p>
          </table:table-cell>
          <table:table-cell table:formula="of:=IF([.AA95] &gt; [.$AE$2]; [.A95]; &quot;&quot;)">
            <text:p/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96:.Z96])" office:value-type="percentage" office:value="0.32" calcext:value-type="percentage">
            <text:p>32.00%</text:p>
          </table:table-cell>
          <table:table-cell table:formula="of:=IF([.AA96] &gt; [.$AE$2]; [.A96]; &quot;&quot;)">
            <text:p/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97:.Z97])" office:value-type="percentage" office:value="0.6" calcext:value-type="percentage">
            <text:p>60.00%</text:p>
          </table:table-cell>
          <table:table-cell table:formula="of:=IF([.AA97] &gt; [.$AE$2]; [.A97]; &quot;&quot;)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98:.Z98])" office:value-type="percentage" office:value="0.52" calcext:value-type="percentage">
            <text:p>52.00%</text:p>
          </table:table-cell>
          <table:table-cell table:formula="of:=IF([.AA98] &gt; [.$AE$2]; [.A98]; &quot;&quot;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99:.Z99])" office:value-type="percentage" office:value="0.36" calcext:value-type="percentage">
            <text:p>36.00%</text:p>
          </table:table-cell>
          <table:table-cell table:formula="of:=IF([.AA99] &gt; [.$AE$2]; [.A99]; &quot;&quot;)">
            <text:p/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00:.Z100])" office:value-type="percentage" office:value="0.44" calcext:value-type="percentage">
            <text:p>44.00%</text:p>
          </table:table-cell>
          <table:table-cell table:formula="of:=IF([.AA100] &gt; [.$AE$2]; [.A100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01:.Z101])" office:value-type="percentage" office:value="0.48" calcext:value-type="percentage">
            <text:p>48.00%</text:p>
          </table:table-cell>
          <table:table-cell table:formula="of:=IF([.AA101] &gt; [.$AE$2]; [.A101]; &quot;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02:.Z102])" office:value-type="percentage" office:value="0.4" calcext:value-type="percentage">
            <text:p>40.00%</text:p>
          </table:table-cell>
          <table:table-cell table:formula="of:=IF([.AA102] &gt; [.$AE$2]; [.A102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103:.Z103])" office:value-type="percentage" office:value="0.64" calcext:value-type="percentage">
            <text:p>64.00%</text:p>
          </table:table-cell>
          <table:table-cell table:formula="of:=IF([.AA103] &gt; [.$AE$2]; [.A103]; &quot;&quot;)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B104:.Z104])" office:value-type="percentage" office:value="0.48" calcext:value-type="percentage">
            <text:p>48.00%</text:p>
          </table:table-cell>
          <table:table-cell table:formula="of:=IF([.AA104] &gt; [.$AE$2]; [.A104]; &quot;&quot;)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105:.Z105])" office:value-type="percentage" office:value="0.4" calcext:value-type="percentage">
            <text:p>40.00%</text:p>
          </table:table-cell>
          <table:table-cell table:formula="of:=IF([.AA105] &gt; [.$AE$2]; [.A105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06:.Z106])" office:value-type="percentage" office:value="0.44" calcext:value-type="percentage">
            <text:p>44.00%</text:p>
          </table:table-cell>
          <table:table-cell table:formula="of:=IF([.AA106] &gt; [.$AE$2]; [.A106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07:.Z107])" office:value-type="percentage" office:value="0.36" calcext:value-type="percentage">
            <text:p>36.00%</text:p>
          </table:table-cell>
          <table:table-cell table:formula="of:=IF([.AA107] &gt; [.$AE$2]; [.A107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08:.Z108])" office:value-type="percentage" office:value="0.52" calcext:value-type="percentage">
            <text:p>52.00%</text:p>
          </table:table-cell>
          <table:table-cell table:formula="of:=IF([.AA108] &gt; [.$AE$2]; [.A108]; &quot;&quot;)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09:.Z109])" office:value-type="percentage" office:value="0.4" calcext:value-type="percentage">
            <text:p>40.00%</text:p>
          </table:table-cell>
          <table:table-cell table:formula="of:=IF([.AA109] &gt; [.$AE$2]; [.A109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B110:.Z110])" office:value-type="percentage" office:value="0.4" calcext:value-type="percentage">
            <text:p>40.00%</text:p>
          </table:table-cell>
          <table:table-cell table:formula="of:=IF([.AA110] &gt; [.$AE$2]; [.A110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111:.Z111])" office:value-type="percentage" office:value="0.24" calcext:value-type="percentage">
            <text:p>24.00%</text:p>
          </table:table-cell>
          <table:table-cell table:formula="of:=IF([.AA111] &gt; [.$AE$2]; [.A111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12:.Z112])" office:value-type="percentage" office:value="0.48" calcext:value-type="percentage">
            <text:p>48.00%</text:p>
          </table:table-cell>
          <table:table-cell table:formula="of:=IF([.AA112] &gt; [.$AE$2]; [.A112]; &quot;&quot;)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13:.Z113])" office:value-type="percentage" office:value="0.52" calcext:value-type="percentage">
            <text:p>52.00%</text:p>
          </table:table-cell>
          <table:table-cell table:formula="of:=IF([.AA113] &gt; [.$AE$2]; [.A113]; &quot;&quot;)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114:.Z114])" office:value-type="percentage" office:value="0.44" calcext:value-type="percentage">
            <text:p>44.00%</text:p>
          </table:table-cell>
          <table:table-cell table:formula="of:=IF([.AA114] &gt; [.$AE$2]; [.A114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B115:.Z115])" office:value-type="percentage" office:value="0.32" calcext:value-type="percentage">
            <text:p>32.00%</text:p>
          </table:table-cell>
          <table:table-cell table:formula="of:=IF([.AA115] &gt; [.$AE$2]; [.A115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16:.Z116])" office:value-type="percentage" office:value="0.28" calcext:value-type="percentage">
            <text:p>28.00%</text:p>
          </table:table-cell>
          <table:table-cell table:formula="of:=IF([.AA116] &gt; [.$AE$2]; [.A116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17:.Z117])" office:value-type="percentage" office:value="0.56" calcext:value-type="percentage">
            <text:p>56.00%</text:p>
          </table:table-cell>
          <table:table-cell table:formula="of:=IF([.AA117] &gt; [.$AE$2]; [.A117]; &quot;&quot;)"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118:.Z118])" office:value-type="percentage" office:value="0.48" calcext:value-type="percentage">
            <text:p>48.00%</text:p>
          </table:table-cell>
          <table:table-cell table:formula="of:=IF([.AA118] &gt; [.$AE$2]; [.A118]; &quot;&quot;)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19:.Z119])" office:value-type="percentage" office:value="0.36" calcext:value-type="percentage">
            <text:p>36.00%</text:p>
          </table:table-cell>
          <table:table-cell table:formula="of:=IF([.AA119] &gt; [.$AE$2]; [.A119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20:.Z120])" office:value-type="percentage" office:value="0.4" calcext:value-type="percentage">
            <text:p>40.00%</text:p>
          </table:table-cell>
          <table:table-cell table:formula="of:=IF([.AA120] &gt; [.$AE$2]; [.A120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21:.Z121])" office:value-type="percentage" office:value="0.48" calcext:value-type="percentage">
            <text:p>48.00%</text:p>
          </table:table-cell>
          <table:table-cell table:formula="of:=IF([.AA121] &gt; [.$AE$2]; [.A121]; &quot;&quot;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2:.Z122])" office:value-type="percentage" office:value="0.28" calcext:value-type="percentage">
            <text:p>28.00%</text:p>
          </table:table-cell>
          <table:table-cell table:formula="of:=IF([.AA122] &gt; [.$AE$2]; [.A122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23:.Z123])" office:value-type="percentage" office:value="0.6" calcext:value-type="percentage">
            <text:p>60.00%</text:p>
          </table:table-cell>
          <table:table-cell table:formula="of:=IF([.AA123] &gt; [.$AE$2]; [.A123]; &quot;&quot;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124:.Z124])" office:value-type="percentage" office:value="0.48" calcext:value-type="percentage">
            <text:p>48.00%</text:p>
          </table:table-cell>
          <table:table-cell table:formula="of:=IF([.AA124] &gt; [.$AE$2]; [.A124]; &quot;&quot;)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25:.Z125])" office:value-type="percentage" office:value="0.32" calcext:value-type="percentage">
            <text:p>32.00%</text:p>
          </table:table-cell>
          <table:table-cell table:formula="of:=IF([.AA125] &gt; [.$AE$2]; [.A125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26:.Z126])" office:value-type="percentage" office:value="0.44" calcext:value-type="percentage">
            <text:p>44.00%</text:p>
          </table:table-cell>
          <table:table-cell table:formula="of:=IF([.AA126] &gt; [.$AE$2]; [.A126]; &quot;&quot;)">
            <text:p/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127:.Z127])" office:value-type="percentage" office:value="0.36" calcext:value-type="percentage">
            <text:p>36.00%</text:p>
          </table:table-cell>
          <table:table-cell table:formula="of:=IF([.AA127] &gt; [.$AE$2]; [.A127]; &quot;&quot;)">
            <text:p/>
          </table:table-cell>
          <table:table-cell table:number-columns-repeated="3"/>
        </table:table-row>
        <calcext:conditional-formats>
          <calcext:conditional-format calcext:target-range-address="ZadanieB.AB2:ZadanieB.AB127">
            <calcext:condition calcext:apply-style-name="Error" calcext:value="&gt;0" calcext:base-cell-address="ZadanieB.AB2"/>
          </calcext:conditional-format>
        </calcext:conditional-formats>
      </table:table>
      <table:table table:name="ZadanieC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6" table:default-cell-style-name="Default"/>
        <table:table-column table:style-name="co4" table:default-cell-style-name="ce7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Nr_ucz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2:.Z2])" office:value-type="percentage" office:value="0.44" calcext:value-type="percentage">
            <text:p>44%</text:p>
          </table:table-cell>
          <table:table-cell table:formula="of:=IF([.AA2] &gt; 0.9; &quot;BDB&quot;; IF([.AA2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3:.Z3])" office:value-type="percentage" office:value="0.48" calcext:value-type="percentage">
            <text:p>48%</text:p>
          </table:table-cell>
          <table:table-cell table:formula="of:=IF([.AA3] &gt; 0.9; &quot;BDB&quot;; IF([.AA3] &lt; 0.3; &quot;NDST&quot;; &quot;&quot;))">
            <text:p/>
          </table:table-cell>
          <table:table-cell/>
          <table:table-cell table:style-name="ce8" office:value-type="string" calcext:value-type="string" table:number-columns-spanned="4" table:number-rows-spanned="1">
            <text:p>Ilość uczniów, otrzymawszych oceny bardzo dobre: </text:p>
          </table:table-cell>
          <table:covered-table-cell table:number-columns-repeated="3" table:style-name="ce9"/>
          <table:table-cell table:style-name="ce10" table:formula="of:=COUNTIF([.AB:.AB]; &quot;BDB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4:.Z4])" office:value-type="percentage" office:value="0.52" calcext:value-type="percentage">
            <text:p>52%</text:p>
          </table:table-cell>
          <table:table-cell table:formula="of:=IF([.AA4] &gt; 0.9; &quot;BDB&quot;; IF([.AA4] &lt; 0.3; &quot;NDST&quot;; &quot;&quot;))">
            <text:p/>
          </table:table-cell>
          <table:table-cell/>
          <table:table-cell table:style-name="ce8" office:value-type="string" calcext:value-type="string" table:number-columns-spanned="4" table:number-rows-spanned="1">
            <text:p>Ilość uczniów, otrzymawszych oceny niedostateczne: </text:p>
          </table:table-cell>
          <table:covered-table-cell table:number-columns-repeated="3" table:style-name="ce9"/>
          <table:table-cell table:style-name="ce10" table:formula="of:=COUNTIF([.AB:.AB]; &quot;NDST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5:.Z5])" office:value-type="percentage" office:value="0.4" calcext:value-type="percentage">
            <text:p>40%</text:p>
          </table:table-cell>
          <table:table-cell table:formula="of:=IF([.AA5] &gt; 0.9; &quot;BDB&quot;; IF([.AA5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6:.Z6])" office:value-type="percentage" office:value="0.44" calcext:value-type="percentage">
            <text:p>44%</text:p>
          </table:table-cell>
          <table:table-cell table:formula="of:=IF([.AA6] &gt; 0.9; &quot;BDB&quot;; IF([.AA6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7:.Z7])" office:value-type="percentage" office:value="0.48" calcext:value-type="percentage">
            <text:p>48%</text:p>
          </table:table-cell>
          <table:table-cell table:formula="of:=IF([.AA7] &gt; 0.9; &quot;BDB&quot;; IF([.AA7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8:.Z8])" office:value-type="percentage" office:value="0.48" calcext:value-type="percentage">
            <text:p>48%</text:p>
          </table:table-cell>
          <table:table-cell table:formula="of:=IF([.AA8] &gt; 0.9; &quot;BDB&quot;; IF([.AA8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9:.Z9])" office:value-type="percentage" office:value="0.36" calcext:value-type="percentage">
            <text:p>36%</text:p>
          </table:table-cell>
          <table:table-cell table:formula="of:=IF([.AA9] &gt; 0.9; &quot;BDB&quot;; IF([.AA9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0:.Z10])" office:value-type="percentage" office:value="0.36" calcext:value-type="percentage">
            <text:p>36%</text:p>
          </table:table-cell>
          <table:table-cell table:formula="of:=IF([.AA10] &gt; 0.9; &quot;BDB&quot;; IF([.AA10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11:.Z11])" office:value-type="percentage" office:value="0.32" calcext:value-type="percentage">
            <text:p>32%</text:p>
          </table:table-cell>
          <table:table-cell table:formula="of:=IF([.AA11] &gt; 0.9; &quot;BDB&quot;; IF([.AA11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12:.Z12])" office:value-type="percentage" office:value="0.52" calcext:value-type="percentage">
            <text:p>52%</text:p>
          </table:table-cell>
          <table:table-cell table:formula="of:=IF([.AA12] &gt; 0.9; &quot;BDB&quot;; IF([.AA12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3:.Z13])" office:value-type="percentage" office:value="0.4" calcext:value-type="percentage">
            <text:p>40%</text:p>
          </table:table-cell>
          <table:table-cell table:formula="of:=IF([.AA13] &gt; 0.9; &quot;BDB&quot;; IF([.AA13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14:.Z14])" office:value-type="percentage" office:value="0.52" calcext:value-type="percentage">
            <text:p>52%</text:p>
          </table:table-cell>
          <table:table-cell table:formula="of:=IF([.AA14] &gt; 0.9; &quot;BDB&quot;; IF([.AA14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15:.Z15])" office:value-type="percentage" office:value="0.32" calcext:value-type="percentage">
            <text:p>32%</text:p>
          </table:table-cell>
          <table:table-cell table:formula="of:=IF([.AA15] &gt; 0.9; &quot;BDB&quot;; IF([.AA15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6:.Z16])" office:value-type="percentage" office:value="0.44" calcext:value-type="percentage">
            <text:p>44%</text:p>
          </table:table-cell>
          <table:table-cell table:formula="of:=IF([.AA16] &gt; 0.9; &quot;BDB&quot;; IF([.AA16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7:.Z17])" office:value-type="percentage" office:value="0.4" calcext:value-type="percentage">
            <text:p>40%</text:p>
          </table:table-cell>
          <table:table-cell table:formula="of:=IF([.AA17] &gt; 0.9; &quot;BDB&quot;; IF([.AA17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8:.Z18])" office:value-type="percentage" office:value="0.44" calcext:value-type="percentage">
            <text:p>44%</text:p>
          </table:table-cell>
          <table:table-cell table:formula="of:=IF([.AA18] &gt; 0.9; &quot;BDB&quot;; IF([.AA18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9:.Z19])" office:value-type="percentage" office:value="0.4" calcext:value-type="percentage">
            <text:p>40%</text:p>
          </table:table-cell>
          <table:table-cell table:formula="of:=IF([.AA19] &gt; 0.9; &quot;BDB&quot;; IF([.AA19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20:.Z20])" office:value-type="percentage" office:value="0.64" calcext:value-type="percentage">
            <text:p>64%</text:p>
          </table:table-cell>
          <table:table-cell table:formula="of:=IF([.AA20] &gt; 0.9; &quot;BDB&quot;; IF([.AA20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21:.Z21])" office:value-type="percentage" office:value="0.44" calcext:value-type="percentage">
            <text:p>44%</text:p>
          </table:table-cell>
          <table:table-cell table:formula="of:=IF([.AA21] &gt; 0.9; &quot;BDB&quot;; IF([.AA21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22:.Z22])" office:value-type="percentage" office:value="0.44" calcext:value-type="percentage">
            <text:p>44%</text:p>
          </table:table-cell>
          <table:table-cell table:formula="of:=IF([.AA22] &gt; 0.9; &quot;BDB&quot;; IF([.AA22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23:.Z23])" office:value-type="percentage" office:value="0.76" calcext:value-type="percentage">
            <text:p>76%</text:p>
          </table:table-cell>
          <table:table-cell table:formula="of:=IF([.AA23] &gt; 0.9; &quot;BDB&quot;; IF([.AA23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24:.Z24])" office:value-type="percentage" office:value="0.48" calcext:value-type="percentage">
            <text:p>48%</text:p>
          </table:table-cell>
          <table:table-cell table:formula="of:=IF([.AA24] &gt; 0.9; &quot;BDB&quot;; IF([.AA24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25:.Z25])" office:value-type="percentage" office:value="0.52" calcext:value-type="percentage">
            <text:p>52%</text:p>
          </table:table-cell>
          <table:table-cell table:formula="of:=IF([.AA25] &gt; 0.9; &quot;BDB&quot;; IF([.AA25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26:.Z26])" office:value-type="percentage" office:value="0.64" calcext:value-type="percentage">
            <text:p>64%</text:p>
          </table:table-cell>
          <table:table-cell table:formula="of:=IF([.AA26] &gt; 0.9; &quot;BDB&quot;; IF([.AA26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27:.Z27])" office:value-type="percentage" office:value="0.44" calcext:value-type="percentage">
            <text:p>44%</text:p>
          </table:table-cell>
          <table:table-cell table:formula="of:=IF([.AA27] &gt; 0.9; &quot;BDB&quot;; IF([.AA27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AVERAGE([.B28:.Z28])" office:value-type="percentage" office:value="0.56" calcext:value-type="percentage">
            <text:p>56%</text:p>
          </table:table-cell>
          <table:table-cell table:formula="of:=IF([.AA28] &gt; 0.9; &quot;BDB&quot;; IF([.AA28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B29:.Z29])" office:value-type="percentage" office:value="0.36" calcext:value-type="percentage">
            <text:p>36%</text:p>
          </table:table-cell>
          <table:table-cell table:formula="of:=IF([.AA29] &gt; 0.9; &quot;BDB&quot;; IF([.AA29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30:.Z30])" office:value-type="percentage" office:value="0.44" calcext:value-type="percentage">
            <text:p>44%</text:p>
          </table:table-cell>
          <table:table-cell table:formula="of:=IF([.AA30] &gt; 0.9; &quot;BDB&quot;; IF([.AA30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31:.Z31])" office:value-type="percentage" office:value="0.52" calcext:value-type="percentage">
            <text:p>52%</text:p>
          </table:table-cell>
          <table:table-cell table:formula="of:=IF([.AA31] &gt; 0.9; &quot;BDB&quot;; IF([.AA31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32:.Z32])" office:value-type="percentage" office:value="0.36" calcext:value-type="percentage">
            <text:p>36%</text:p>
          </table:table-cell>
          <table:table-cell table:formula="of:=IF([.AA32] &gt; 0.9; &quot;BDB&quot;; IF([.AA32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33:.Z33])" office:value-type="percentage" office:value="0.44" calcext:value-type="percentage">
            <text:p>44%</text:p>
          </table:table-cell>
          <table:table-cell table:formula="of:=IF([.AA33] &gt; 0.9; &quot;BDB&quot;; IF([.AA33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34:.Z34])" office:value-type="percentage" office:value="0.4" calcext:value-type="percentage">
            <text:p>40%</text:p>
          </table:table-cell>
          <table:table-cell table:formula="of:=IF([.AA34] &gt; 0.9; &quot;BDB&quot;; IF([.AA34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35:.Z35])" office:value-type="percentage" office:value="0.32" calcext:value-type="percentage">
            <text:p>32%</text:p>
          </table:table-cell>
          <table:table-cell table:formula="of:=IF([.AA35] &gt; 0.9; &quot;BDB&quot;; IF([.AA35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36:.Z36])" office:value-type="percentage" office:value="0.4" calcext:value-type="percentage">
            <text:p>40%</text:p>
          </table:table-cell>
          <table:table-cell table:formula="of:=IF([.AA36] &gt; 0.9; &quot;BDB&quot;; IF([.AA36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AVERAGE([.B37:.Z37])" office:value-type="percentage" office:value="0.64" calcext:value-type="percentage">
            <text:p>64%</text:p>
          </table:table-cell>
          <table:table-cell table:formula="of:=IF([.AA37] &gt; 0.9; &quot;BDB&quot;; IF([.AA37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38:.Z38])" office:value-type="percentage" office:value="0.44" calcext:value-type="percentage">
            <text:p>44%</text:p>
          </table:table-cell>
          <table:table-cell table:formula="of:=IF([.AA38] &gt; 0.9; &quot;BDB&quot;; IF([.AA38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39:.Z39])" office:value-type="percentage" office:value="0.68" calcext:value-type="percentage">
            <text:p>68%</text:p>
          </table:table-cell>
          <table:table-cell table:formula="of:=IF([.AA39] &gt; 0.9; &quot;BDB&quot;; IF([.AA39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40:.Z40])" office:value-type="percentage" office:value="0.76" calcext:value-type="percentage">
            <text:p>76%</text:p>
          </table:table-cell>
          <table:table-cell table:formula="of:=IF([.AA40] &gt; 0.9; &quot;BDB&quot;; IF([.AA40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AVERAGE([.B41:.Z41])" office:value-type="percentage" office:value="0.52" calcext:value-type="percentage">
            <text:p>52%</text:p>
          </table:table-cell>
          <table:table-cell table:formula="of:=IF([.AA41] &gt; 0.9; &quot;BDB&quot;; IF([.AA41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42:.Z42])" office:value-type="percentage" office:value="0.52" calcext:value-type="percentage">
            <text:p>52%</text:p>
          </table:table-cell>
          <table:table-cell table:formula="of:=IF([.AA42] &gt; 0.9; &quot;BDB&quot;; IF([.AA42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43:.Z43])" office:value-type="percentage" office:value="0.56" calcext:value-type="percentage">
            <text:p>56%</text:p>
          </table:table-cell>
          <table:table-cell table:formula="of:=IF([.AA43] &gt; 0.9; &quot;BDB&quot;; IF([.AA43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44:.Z44])" office:value-type="percentage" office:value="0.44" calcext:value-type="percentage">
            <text:p>44%</text:p>
          </table:table-cell>
          <table:table-cell table:formula="of:=IF([.AA44] &gt; 0.9; &quot;BDB&quot;; IF([.AA44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45:.Z45])" office:value-type="percentage" office:value="0.52" calcext:value-type="percentage">
            <text:p>52%</text:p>
          </table:table-cell>
          <table:table-cell table:formula="of:=IF([.AA45] &gt; 0.9; &quot;BDB&quot;; IF([.AA45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46:.Z46])" office:value-type="percentage" office:value="0.92" calcext:value-type="percentage">
            <text:p>92%</text:p>
          </table:table-cell>
          <table:table-cell table:formula="of:=IF([.AA46] &gt; 0.9; &quot;BDB&quot;; IF([.AA46] &lt; 0.3; &quot;NDST&quot;; &quot;&quot;))" office:value-type="string" office:string-value="BDB" calcext:value-type="string">
            <text:p>BDB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47:.Z47])" office:value-type="percentage" office:value="0.52" calcext:value-type="percentage">
            <text:p>52%</text:p>
          </table:table-cell>
          <table:table-cell table:formula="of:=IF([.AA47] &gt; 0.9; &quot;BDB&quot;; IF([.AA47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48:.Z48])" office:value-type="percentage" office:value="0.32" calcext:value-type="percentage">
            <text:p>32%</text:p>
          </table:table-cell>
          <table:table-cell table:formula="of:=IF([.AA48] &gt; 0.9; &quot;BDB&quot;; IF([.AA48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49:.Z49])" office:value-type="percentage" office:value="0.36" calcext:value-type="percentage">
            <text:p>36%</text:p>
          </table:table-cell>
          <table:table-cell table:formula="of:=IF([.AA49] &gt; 0.9; &quot;BDB&quot;; IF([.AA49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50:.Z50])" office:value-type="percentage" office:value="0.52" calcext:value-type="percentage">
            <text:p>52%</text:p>
          </table:table-cell>
          <table:table-cell table:formula="of:=IF([.AA50] &gt; 0.9; &quot;BDB&quot;; IF([.AA50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51:.Z51])" office:value-type="percentage" office:value="0.32" calcext:value-type="percentage">
            <text:p>32%</text:p>
          </table:table-cell>
          <table:table-cell table:formula="of:=IF([.AA51] &gt; 0.9; &quot;BDB&quot;; IF([.AA51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B52:.Z52])" office:value-type="percentage" office:value="0.6" calcext:value-type="percentage">
            <text:p>60%</text:p>
          </table:table-cell>
          <table:table-cell table:formula="of:=IF([.AA52] &gt; 0.9; &quot;BDB&quot;; IF([.AA52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B53:.Z53])" office:value-type="percentage" office:value="0.32" calcext:value-type="percentage">
            <text:p>32%</text:p>
          </table:table-cell>
          <table:table-cell table:formula="of:=IF([.AA53] &gt; 0.9; &quot;BDB&quot;; IF([.AA53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54:.Z54])" office:value-type="percentage" office:value="0.44" calcext:value-type="percentage">
            <text:p>44%</text:p>
          </table:table-cell>
          <table:table-cell table:formula="of:=IF([.AA54] &gt; 0.9; &quot;BDB&quot;; IF([.AA54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55:.Z55])" office:value-type="percentage" office:value="0.48" calcext:value-type="percentage">
            <text:p>48%</text:p>
          </table:table-cell>
          <table:table-cell table:formula="of:=IF([.AA55] &gt; 0.9; &quot;BDB&quot;; IF([.AA55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56:.Z56])" office:value-type="percentage" office:value="0.44" calcext:value-type="percentage">
            <text:p>44%</text:p>
          </table:table-cell>
          <table:table-cell table:formula="of:=IF([.AA56] &gt; 0.9; &quot;BDB&quot;; IF([.AA56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57:.Z57])" office:value-type="percentage" office:value="0.36" calcext:value-type="percentage">
            <text:p>36%</text:p>
          </table:table-cell>
          <table:table-cell table:formula="of:=IF([.AA57] &gt; 0.9; &quot;BDB&quot;; IF([.AA57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B58:.Z58])" office:value-type="percentage" office:value="0.24" calcext:value-type="percentage">
            <text:p>24%</text:p>
          </table:table-cell>
          <table:table-cell table:formula="of:=IF([.AA58] &gt; 0.9; &quot;BDB&quot;; IF([.AA58] &lt; 0.3; &quot;NDST&quot;; &quot;&quot;))" office:value-type="string" office:string-value="NDST" calcext:value-type="string">
            <text:p>NDST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59:.Z59])" office:value-type="percentage" office:value="0.48" calcext:value-type="percentage">
            <text:p>48%</text:p>
          </table:table-cell>
          <table:table-cell table:formula="of:=IF([.AA59] &gt; 0.9; &quot;BDB&quot;; IF([.AA59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60:.Z60])" office:value-type="percentage" office:value="0.44" calcext:value-type="percentage">
            <text:p>44%</text:p>
          </table:table-cell>
          <table:table-cell table:formula="of:=IF([.AA60] &gt; 0.9; &quot;BDB&quot;; IF([.AA60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B61:.Z61])" office:value-type="percentage" office:value="0.44" calcext:value-type="percentage">
            <text:p>44%</text:p>
          </table:table-cell>
          <table:table-cell table:formula="of:=IF([.AA61] &gt; 0.9; &quot;BDB&quot;; IF([.AA61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62:.Z62])" office:value-type="percentage" office:value="0.48" calcext:value-type="percentage">
            <text:p>48%</text:p>
          </table:table-cell>
          <table:table-cell table:formula="of:=IF([.AA62] &gt; 0.9; &quot;BDB&quot;; IF([.AA62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63:.Z63])" office:value-type="percentage" office:value="0.52" calcext:value-type="percentage">
            <text:p>52%</text:p>
          </table:table-cell>
          <table:table-cell table:formula="of:=IF([.AA63] &gt; 0.9; &quot;BDB&quot;; IF([.AA63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B64:.Z64])" office:value-type="percentage" office:value="0.4" calcext:value-type="percentage">
            <text:p>40%</text:p>
          </table:table-cell>
          <table:table-cell table:formula="of:=IF([.AA64] &gt; 0.9; &quot;BDB&quot;; IF([.AA64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AVERAGE([.B65:.Z65])" office:value-type="percentage" office:value="0.48" calcext:value-type="percentage">
            <text:p>48%</text:p>
          </table:table-cell>
          <table:table-cell table:formula="of:=IF([.AA65] &gt; 0.9; &quot;BDB&quot;; IF([.AA65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AVERAGE([.B66:.Z66])" office:value-type="percentage" office:value="0.56" calcext:value-type="percentage">
            <text:p>56%</text:p>
          </table:table-cell>
          <table:table-cell table:formula="of:=IF([.AA66] &gt; 0.9; &quot;BDB&quot;; IF([.AA66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67:.Z67])" office:value-type="percentage" office:value="0.4" calcext:value-type="percentage">
            <text:p>40%</text:p>
          </table:table-cell>
          <table:table-cell table:formula="of:=IF([.AA67] &gt; 0.9; &quot;BDB&quot;; IF([.AA67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68:.Z68])" office:value-type="percentage" office:value="0.44" calcext:value-type="percentage">
            <text:p>44%</text:p>
          </table:table-cell>
          <table:table-cell table:formula="of:=IF([.AA68] &gt; 0.9; &quot;BDB&quot;; IF([.AA68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B69:.Z69])" office:value-type="percentage" office:value="0.28" calcext:value-type="percentage">
            <text:p>28%</text:p>
          </table:table-cell>
          <table:table-cell table:formula="of:=IF([.AA69] &gt; 0.9; &quot;BDB&quot;; IF([.AA69] &lt; 0.3; &quot;NDST&quot;; &quot;&quot;))" office:value-type="string" office:string-value="NDST" calcext:value-type="string">
            <text:p>NDST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70:.Z70])" office:value-type="percentage" office:value="0.36" calcext:value-type="percentage">
            <text:p>36%</text:p>
          </table:table-cell>
          <table:table-cell table:formula="of:=IF([.AA70] &gt; 0.9; &quot;BDB&quot;; IF([.AA70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71:.Z71])" office:value-type="percentage" office:value="0.52" calcext:value-type="percentage">
            <text:p>52%</text:p>
          </table:table-cell>
          <table:table-cell table:formula="of:=IF([.AA71] &gt; 0.9; &quot;BDB&quot;; IF([.AA71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72:.Z72])" office:value-type="percentage" office:value="0.6" calcext:value-type="percentage">
            <text:p>60%</text:p>
          </table:table-cell>
          <table:table-cell table:formula="of:=IF([.AA72] &gt; 0.9; &quot;BDB&quot;; IF([.AA72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73:.Z73])" office:value-type="percentage" office:value="0.4" calcext:value-type="percentage">
            <text:p>40%</text:p>
          </table:table-cell>
          <table:table-cell table:formula="of:=IF([.AA73] &gt; 0.9; &quot;BDB&quot;; IF([.AA73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74:.Z74])" office:value-type="percentage" office:value="0.4" calcext:value-type="percentage">
            <text:p>40%</text:p>
          </table:table-cell>
          <table:table-cell table:formula="of:=IF([.AA74] &gt; 0.9; &quot;BDB&quot;; IF([.AA74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75:.Z75])" office:value-type="percentage" office:value="0.48" calcext:value-type="percentage">
            <text:p>48%</text:p>
          </table:table-cell>
          <table:table-cell table:formula="of:=IF([.AA75] &gt; 0.9; &quot;BDB&quot;; IF([.AA75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76:.Z76])" office:value-type="percentage" office:value="0.4" calcext:value-type="percentage">
            <text:p>40%</text:p>
          </table:table-cell>
          <table:table-cell table:formula="of:=IF([.AA76] &gt; 0.9; &quot;BDB&quot;; IF([.AA76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77:.Z77])" office:value-type="percentage" office:value="0.6" calcext:value-type="percentage">
            <text:p>60%</text:p>
          </table:table-cell>
          <table:table-cell table:formula="of:=IF([.AA77] &gt; 0.9; &quot;BDB&quot;; IF([.AA77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78:.Z78])" office:value-type="percentage" office:value="0.64" calcext:value-type="percentage">
            <text:p>64%</text:p>
          </table:table-cell>
          <table:table-cell table:formula="of:=IF([.AA78] &gt; 0.9; &quot;BDB&quot;; IF([.AA78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B79:.Z79])" office:value-type="percentage" office:value="0.36" calcext:value-type="percentage">
            <text:p>36%</text:p>
          </table:table-cell>
          <table:table-cell table:formula="of:=IF([.AA79] &gt; 0.9; &quot;BDB&quot;; IF([.AA79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B80:.Z80])" office:value-type="percentage" office:value="0.6" calcext:value-type="percentage">
            <text:p>60%</text:p>
          </table:table-cell>
          <table:table-cell table:formula="of:=IF([.AA80] &gt; 0.9; &quot;BDB&quot;; IF([.AA80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81:.Z81])" office:value-type="percentage" office:value="0.6" calcext:value-type="percentage">
            <text:p>60%</text:p>
          </table:table-cell>
          <table:table-cell table:formula="of:=IF([.AA81] &gt; 0.9; &quot;BDB&quot;; IF([.AA81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82:.Z82])" office:value-type="percentage" office:value="0.4" calcext:value-type="percentage">
            <text:p>40%</text:p>
          </table:table-cell>
          <table:table-cell table:formula="of:=IF([.AA82] &gt; 0.9; &quot;BDB&quot;; IF([.AA82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83:.Z83])" office:value-type="percentage" office:value="0.64" calcext:value-type="percentage">
            <text:p>64%</text:p>
          </table:table-cell>
          <table:table-cell table:formula="of:=IF([.AA83] &gt; 0.9; &quot;BDB&quot;; IF([.AA83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B84:.Z84])" office:value-type="percentage" office:value="0.48" calcext:value-type="percentage">
            <text:p>48%</text:p>
          </table:table-cell>
          <table:table-cell table:formula="of:=IF([.AA84] &gt; 0.9; &quot;BDB&quot;; IF([.AA84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85:.Z85])" office:value-type="percentage" office:value="0.4" calcext:value-type="percentage">
            <text:p>40%</text:p>
          </table:table-cell>
          <table:table-cell table:formula="of:=IF([.AA85] &gt; 0.9; &quot;BDB&quot;; IF([.AA85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86:.Z86])" office:value-type="percentage" office:value="0.44" calcext:value-type="percentage">
            <text:p>44%</text:p>
          </table:table-cell>
          <table:table-cell table:formula="of:=IF([.AA86] &gt; 0.9; &quot;BDB&quot;; IF([.AA86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87:.Z87])" office:value-type="percentage" office:value="0.36" calcext:value-type="percentage">
            <text:p>36%</text:p>
          </table:table-cell>
          <table:table-cell table:formula="of:=IF([.AA87] &gt; 0.9; &quot;BDB&quot;; IF([.AA87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88:.Z88])" office:value-type="percentage" office:value="0.52" calcext:value-type="percentage">
            <text:p>52%</text:p>
          </table:table-cell>
          <table:table-cell table:formula="of:=IF([.AA88] &gt; 0.9; &quot;BDB&quot;; IF([.AA88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89:.Z89])" office:value-type="percentage" office:value="0.44" calcext:value-type="percentage">
            <text:p>44%</text:p>
          </table:table-cell>
          <table:table-cell table:formula="of:=IF([.AA89] &gt; 0.9; &quot;BDB&quot;; IF([.AA89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B90:.Z90])" office:value-type="percentage" office:value="0.4" calcext:value-type="percentage">
            <text:p>40%</text:p>
          </table:table-cell>
          <table:table-cell table:formula="of:=IF([.AA90] &gt; 0.9; &quot;BDB&quot;; IF([.AA90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91:.Z91])" office:value-type="percentage" office:value="0.24" calcext:value-type="percentage">
            <text:p>24%</text:p>
          </table:table-cell>
          <table:table-cell table:formula="of:=IF([.AA91] &gt; 0.9; &quot;BDB&quot;; IF([.AA91] &lt; 0.3; &quot;NDST&quot;; &quot;&quot;))" office:value-type="string" office:string-value="NDST" calcext:value-type="string">
            <text:p>NDST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92:.Z92])" office:value-type="percentage" office:value="0.52" calcext:value-type="percentage">
            <text:p>52%</text:p>
          </table:table-cell>
          <table:table-cell table:formula="of:=IF([.AA92] &gt; 0.9; &quot;BDB&quot;; IF([.AA92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93:.Z93])" office:value-type="percentage" office:value="0.52" calcext:value-type="percentage">
            <text:p>52%</text:p>
          </table:table-cell>
          <table:table-cell table:formula="of:=IF([.AA93] &gt; 0.9; &quot;BDB&quot;; IF([.AA93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94:.Z94])" office:value-type="percentage" office:value="0.44" calcext:value-type="percentage">
            <text:p>44%</text:p>
          </table:table-cell>
          <table:table-cell table:formula="of:=IF([.AA94] &gt; 0.9; &quot;BDB&quot;; IF([.AA94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B95:.Z95])" office:value-type="percentage" office:value="0.32" calcext:value-type="percentage">
            <text:p>32%</text:p>
          </table:table-cell>
          <table:table-cell table:formula="of:=IF([.AA95] &gt; 0.9; &quot;BDB&quot;; IF([.AA95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96:.Z96])" office:value-type="percentage" office:value="0.32" calcext:value-type="percentage">
            <text:p>32%</text:p>
          </table:table-cell>
          <table:table-cell table:formula="of:=IF([.AA96] &gt; 0.9; &quot;BDB&quot;; IF([.AA96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97:.Z97])" office:value-type="percentage" office:value="0.6" calcext:value-type="percentage">
            <text:p>60%</text:p>
          </table:table-cell>
          <table:table-cell table:formula="of:=IF([.AA97] &gt; 0.9; &quot;BDB&quot;; IF([.AA97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98:.Z98])" office:value-type="percentage" office:value="0.52" calcext:value-type="percentage">
            <text:p>52%</text:p>
          </table:table-cell>
          <table:table-cell table:formula="of:=IF([.AA98] &gt; 0.9; &quot;BDB&quot;; IF([.AA98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99:.Z99])" office:value-type="percentage" office:value="0.36" calcext:value-type="percentage">
            <text:p>36%</text:p>
          </table:table-cell>
          <table:table-cell table:formula="of:=IF([.AA99] &gt; 0.9; &quot;BDB&quot;; IF([.AA99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00:.Z100])" office:value-type="percentage" office:value="0.44" calcext:value-type="percentage">
            <text:p>44%</text:p>
          </table:table-cell>
          <table:table-cell table:formula="of:=IF([.AA100] &gt; 0.9; &quot;BDB&quot;; IF([.AA100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01:.Z101])" office:value-type="percentage" office:value="0.48" calcext:value-type="percentage">
            <text:p>48%</text:p>
          </table:table-cell>
          <table:table-cell table:formula="of:=IF([.AA101] &gt; 0.9; &quot;BDB&quot;; IF([.AA101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02:.Z102])" office:value-type="percentage" office:value="0.4" calcext:value-type="percentage">
            <text:p>40%</text:p>
          </table:table-cell>
          <table:table-cell table:formula="of:=IF([.AA102] &gt; 0.9; &quot;BDB&quot;; IF([.AA102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103:.Z103])" office:value-type="percentage" office:value="0.64" calcext:value-type="percentage">
            <text:p>64%</text:p>
          </table:table-cell>
          <table:table-cell table:formula="of:=IF([.AA103] &gt; 0.9; &quot;BDB&quot;; IF([.AA103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B104:.Z104])" office:value-type="percentage" office:value="0.48" calcext:value-type="percentage">
            <text:p>48%</text:p>
          </table:table-cell>
          <table:table-cell table:formula="of:=IF([.AA104] &gt; 0.9; &quot;BDB&quot;; IF([.AA104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105:.Z105])" office:value-type="percentage" office:value="0.4" calcext:value-type="percentage">
            <text:p>40%</text:p>
          </table:table-cell>
          <table:table-cell table:formula="of:=IF([.AA105] &gt; 0.9; &quot;BDB&quot;; IF([.AA105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06:.Z106])" office:value-type="percentage" office:value="0.44" calcext:value-type="percentage">
            <text:p>44%</text:p>
          </table:table-cell>
          <table:table-cell table:formula="of:=IF([.AA106] &gt; 0.9; &quot;BDB&quot;; IF([.AA106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07:.Z107])" office:value-type="percentage" office:value="0.36" calcext:value-type="percentage">
            <text:p>36%</text:p>
          </table:table-cell>
          <table:table-cell table:formula="of:=IF([.AA107] &gt; 0.9; &quot;BDB&quot;; IF([.AA107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08:.Z108])" office:value-type="percentage" office:value="0.52" calcext:value-type="percentage">
            <text:p>52%</text:p>
          </table:table-cell>
          <table:table-cell table:formula="of:=IF([.AA108] &gt; 0.9; &quot;BDB&quot;; IF([.AA108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09:.Z109])" office:value-type="percentage" office:value="0.4" calcext:value-type="percentage">
            <text:p>40%</text:p>
          </table:table-cell>
          <table:table-cell table:formula="of:=IF([.AA109] &gt; 0.9; &quot;BDB&quot;; IF([.AA109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B110:.Z110])" office:value-type="percentage" office:value="0.4" calcext:value-type="percentage">
            <text:p>40%</text:p>
          </table:table-cell>
          <table:table-cell table:formula="of:=IF([.AA110] &gt; 0.9; &quot;BDB&quot;; IF([.AA110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111:.Z111])" office:value-type="percentage" office:value="0.24" calcext:value-type="percentage">
            <text:p>24%</text:p>
          </table:table-cell>
          <table:table-cell table:formula="of:=IF([.AA111] &gt; 0.9; &quot;BDB&quot;; IF([.AA111] &lt; 0.3; &quot;NDST&quot;; &quot;&quot;))" office:value-type="string" office:string-value="NDST" calcext:value-type="string">
            <text:p>NDST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12:.Z112])" office:value-type="percentage" office:value="0.48" calcext:value-type="percentage">
            <text:p>48%</text:p>
          </table:table-cell>
          <table:table-cell table:formula="of:=IF([.AA112] &gt; 0.9; &quot;BDB&quot;; IF([.AA112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13:.Z113])" office:value-type="percentage" office:value="0.52" calcext:value-type="percentage">
            <text:p>52%</text:p>
          </table:table-cell>
          <table:table-cell table:formula="of:=IF([.AA113] &gt; 0.9; &quot;BDB&quot;; IF([.AA113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114:.Z114])" office:value-type="percentage" office:value="0.44" calcext:value-type="percentage">
            <text:p>44%</text:p>
          </table:table-cell>
          <table:table-cell table:formula="of:=IF([.AA114] &gt; 0.9; &quot;BDB&quot;; IF([.AA114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B115:.Z115])" office:value-type="percentage" office:value="0.32" calcext:value-type="percentage">
            <text:p>32%</text:p>
          </table:table-cell>
          <table:table-cell table:formula="of:=IF([.AA115] &gt; 0.9; &quot;BDB&quot;; IF([.AA115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16:.Z116])" office:value-type="percentage" office:value="0.28" calcext:value-type="percentage">
            <text:p>28%</text:p>
          </table:table-cell>
          <table:table-cell table:formula="of:=IF([.AA116] &gt; 0.9; &quot;BDB&quot;; IF([.AA116] &lt; 0.3; &quot;NDST&quot;; &quot;&quot;))" office:value-type="string" office:string-value="NDST" calcext:value-type="string">
            <text:p>NDST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17:.Z117])" office:value-type="percentage" office:value="0.56" calcext:value-type="percentage">
            <text:p>56%</text:p>
          </table:table-cell>
          <table:table-cell table:formula="of:=IF([.AA117] &gt; 0.9; &quot;BDB&quot;; IF([.AA117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118:.Z118])" office:value-type="percentage" office:value="0.48" calcext:value-type="percentage">
            <text:p>48%</text:p>
          </table:table-cell>
          <table:table-cell table:formula="of:=IF([.AA118] &gt; 0.9; &quot;BDB&quot;; IF([.AA118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19:.Z119])" office:value-type="percentage" office:value="0.36" calcext:value-type="percentage">
            <text:p>36%</text:p>
          </table:table-cell>
          <table:table-cell table:formula="of:=IF([.AA119] &gt; 0.9; &quot;BDB&quot;; IF([.AA119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20:.Z120])" office:value-type="percentage" office:value="0.4" calcext:value-type="percentage">
            <text:p>40%</text:p>
          </table:table-cell>
          <table:table-cell table:formula="of:=IF([.AA120] &gt; 0.9; &quot;BDB&quot;; IF([.AA120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21:.Z121])" office:value-type="percentage" office:value="0.48" calcext:value-type="percentage">
            <text:p>48%</text:p>
          </table:table-cell>
          <table:table-cell table:formula="of:=IF([.AA121] &gt; 0.9; &quot;BDB&quot;; IF([.AA121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2:.Z122])" office:value-type="percentage" office:value="0.28" calcext:value-type="percentage">
            <text:p>28%</text:p>
          </table:table-cell>
          <table:table-cell table:formula="of:=IF([.AA122] &gt; 0.9; &quot;BDB&quot;; IF([.AA122] &lt; 0.3; &quot;NDST&quot;; &quot;&quot;))" office:value-type="string" office:string-value="NDST" calcext:value-type="string">
            <text:p>NDST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23:.Z123])" office:value-type="percentage" office:value="0.6" calcext:value-type="percentage">
            <text:p>60%</text:p>
          </table:table-cell>
          <table:table-cell table:formula="of:=IF([.AA123] &gt; 0.9; &quot;BDB&quot;; IF([.AA123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124:.Z124])" office:value-type="percentage" office:value="0.48" calcext:value-type="percentage">
            <text:p>48%</text:p>
          </table:table-cell>
          <table:table-cell table:formula="of:=IF([.AA124] &gt; 0.9; &quot;BDB&quot;; IF([.AA124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25:.Z125])" office:value-type="percentage" office:value="0.32" calcext:value-type="percentage">
            <text:p>32%</text:p>
          </table:table-cell>
          <table:table-cell table:formula="of:=IF([.AA125] &gt; 0.9; &quot;BDB&quot;; IF([.AA125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126:.Z126])" office:value-type="percentage" office:value="0.44" calcext:value-type="percentage">
            <text:p>44%</text:p>
          </table:table-cell>
          <table:table-cell table:formula="of:=IF([.AA126] &gt; 0.9; &quot;BDB&quot;; IF([.AA126] &lt; 0.3; &quot;NDST&quot;; &quot;&quot;))">
            <text:p/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127:.Z127])" office:value-type="percentage" office:value="0.36" calcext:value-type="percentage">
            <text:p>36%</text:p>
          </table:table-cell>
          <table:table-cell table:formula="of:=IF([.AA127] &gt; 0.9; &quot;BDB&quot;; IF([.AA127] &lt; 0.3; &quot;NDST&quot;; &quot;&quot;))">
            <text:p/>
          </table:table-cell>
          <table:table-cell table:number-columns-repeated="6"/>
        </table:table-row>
      </table:table>
      <table:table table:name="ZadanieD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6" table:default-cell-style-name="Default"/>
        <table:table-column table:style-name="co4" table:default-cell-style-name="ce24"/>
        <table:table-row table:style-name="ro1">
          <table:table-cell office:value-type="string" calcext:value-type="string">
            <text:p>Nr_ucz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F2] = 1; [.P2] = 1; [.Z2] = 1); [.A2]; 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F3] = 1; [.P3] = 1; [.Z3] = 1); [.A3]; 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4] = 1; [.P4] = 1; [.Z4] = 1); [.A4]; 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5] = 1; [.P5] = 1; [.Z5] = 1); [.A5]; &quot;&quot;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F6] = 1; [.P6] = 1; [.Z6] = 1); [.A6]; 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7] = 1; [.P7] = 1; [.Z7] = 1); [.A7]; 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F8] = 1; [.P8] = 1; [.Z8] = 1); [.A8]; 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F9] = 1; [.P9] = 1; [.Z9] = 1); [.A9]; 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10] = 1; [.P10] = 1; [.Z10] = 1); [.A10]; 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F11] = 1; [.P11] = 1; [.Z11] = 1); [.A11]; 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ND([.F12] = 1; [.P12] = 1; [.Z12] = 1); [.A12]; 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13] = 1; [.P13] = 1; [.Z13] = 1); [.A13]; 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F14] = 1; [.P14] = 1; [.Z14] = 1); [.A14]; &quot;&quot;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AND([.F15] = 1; [.P15] = 1; [.Z15] = 1); [.A15]; &quot;&quot;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16] = 1; [.P16] = 1; [.Z16] = 1); [.A16]; 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17] = 1; [.P17] = 1; [.Z17] = 1); [.A17]; &quot;&quot;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18] = 1; [.P18] = 1; [.Z18] = 1); [.A18]; &quot;&quot;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19] = 1; [.P19] = 1; [.Z19] = 1); [.A19]; 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F20] = 1; [.P20] = 1; [.Z20] = 1); [.A20]; &quot;&quot;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21] = 1; [.P21] = 1; [.Z21] = 1); [.A21]; 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22] = 1; [.P22] = 1; [.Z22] = 1); [.A22]; 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23] = 1; [.P23] = 1; [.Z23] = 1); [.A23]; 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24] = 1; [.P24] = 1; [.Z24] = 1); [.A24]; 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F25] = 1; [.P25] = 1; [.Z25] = 1); [.A25]; 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26] = 1; [.P26] = 1; [.Z26] = 1); [.A26]; 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27] = 1; [.P27] = 1; [.Z27] = 1); [.A27]; 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F28] = 1; [.P28] = 1; [.Z28] = 1); [.A28]; &quot;&quot;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ND([.F29] = 1; [.P29] = 1; [.Z29] = 1); [.A29]; 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30] = 1; [.P30] = 1; [.Z30] = 1); [.A30]; &quot;&quot;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31] = 1; [.P31] = 1; [.Z31] = 1); [.A31]; 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F32] = 1; [.P32] = 1; [.Z32] = 1); [.A32]; 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33] = 1; [.P33] = 1; [.Z33] = 1); [.A33]; &quot;&quot;)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F34] = 1; [.P34] = 1; [.Z34] = 1); [.A34]; 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35] = 1; [.P35] = 1; [.Z35] = 1); [.A35]; 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36] = 1; [.P36] = 1; [.Z36] = 1); [.A36]; 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IF(AND([.F37] = 1; [.P37] = 1; [.Z37] = 1); [.A37]; 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F38] = 1; [.P38] = 1; [.Z38] = 1); [.A38]; 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39] = 1; [.P39] = 1; [.Z39] = 1); [.A39]; 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40] = 1; [.P40] = 1; [.Z40] = 1); [.A40]; 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F41] = 1; [.P41] = 1; [.Z41] = 1); [.A41]; 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F42] = 1; [.P42] = 1; [.Z42] = 1); [.A42]; 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43] = 1; [.P43] = 1; [.Z43] = 1); [.A43]; 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44] = 1; [.P44] = 1; [.Z44] = 1); [.A44]; &quot;&quot;)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45] = 1; [.P45] = 1; [.Z45] = 1); [.A45]; 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F46] = 1; [.P46] = 1; [.Z46] = 1); [.A46]; &quot;&quot;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47] = 1; [.P47] = 1; [.Z47] = 1); [.A47]; &quot;&quot;)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AND([.F48] = 1; [.P48] = 1; [.Z48] = 1); [.A48]; 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AND([.F49] = 1; [.P49] = 1; [.Z49] = 1); [.A49]; &quot;&quot;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50] = 1; [.P50] = 1; [.Z50] = 1); [.A50]; 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51] = 1; [.P51] = 1; [.Z51] = 1); [.A51]; &quot;&quot;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AND([.F52] = 1; [.P52] = 1; [.Z52] = 1); [.A52]; 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ND([.F53] = 1; [.P53] = 1; [.Z53] = 1); [.A53]; &quot;&quot;)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54] = 1; [.P54] = 1; [.Z54] = 1); [.A54]; 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F55] = 1; [.P55] = 1; [.Z55] = 1); [.A55]; &quot;&quot;)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56] = 1; [.P56] = 1; [.Z56] = 1); [.A56]; 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57] = 1; [.P57] = 1; [.Z57] = 1); [.A57]; &quot;&quot;)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AND([.F58] = 1; [.P58] = 1; [.Z58] = 1); [.A58]; 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59] = 1; [.P59] = 1; [.Z59] = 1); [.A59]; 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60] = 1; [.P60] = 1; [.Z60] = 1); [.A60]; 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ND([.F61] = 1; [.P61] = 1; [.Z61] = 1); [.A61]; &quot;&quot;)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F62] = 1; [.P62] = 1; [.Z62] = 1); [.A62]; 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63] = 1; [.P63] = 1; [.Z63] = 1); [.A63]; 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ND([.F64] = 1; [.P64] = 1; [.Z64] = 1); [.A64]; &quot;&quot;)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F65] = 1; [.P65] = 1; [.Z65] = 1); [.A65]; 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F66] = 1; [.P66] = 1; [.Z66] = 1); [.A66]; &quot;&quot;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67] = 1; [.P67] = 1; [.Z67] = 1); [.A67]; &quot;&quot;)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68] = 1; [.P68] = 1; [.Z68] = 1); [.A68]; 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ND([.F69] = 1; [.P69] = 1; [.Z69] = 1); [.A69]; 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F70] = 1; [.P70] = 1; [.Z70] = 1); [.A70]; &quot;&quot;)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71] = 1; [.P71] = 1; [.Z71] = 1); [.A71]; &quot;&quot;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72] = 1; [.P72] = 1; [.Z72] = 1); [.A72]; 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F73] = 1; [.P73] = 1; [.Z73] = 1); [.A73]; &quot;&quot;)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F74] = 1; [.P74] = 1; [.Z74] = 1); [.A74]; 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75] = 1; [.P75] = 1; [.Z75] = 1); [.A75]; &quot;&quot;)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76] = 1; [.P76] = 1; [.Z76] = 1); [.A76]; 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F77] = 1; [.P77] = 1; [.Z77] = 1); [.A77]; 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F78] = 1; [.P78] = 1; [.Z78] = 1); [.A78]; &quot;&quot;)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ND([.F79] = 1; [.P79] = 1; [.Z79] = 1); [.A79]; 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ND([.F80] = 1; [.P80] = 1; [.Z80] = 1); [.A80]; &quot;&quot;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81] = 1; [.P81] = 1; [.Z81] = 1); [.A81]; 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F82] = 1; [.P82] = 1; [.Z82] = 1); [.A82]; &quot;&quot;)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F83] = 1; [.P83] = 1; [.Z83] = 1); [.A83]; 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ND([.F84] = 1; [.P84] = 1; [.Z84] = 1); [.A84]; 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AND([.F85] = 1; [.P85] = 1; [.Z85] = 1); [.A85]; &quot;&quot;)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86] = 1; [.P86] = 1; [.Z86] = 1); [.A86]; 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F87] = 1; [.P87] = 1; [.Z87] = 1); [.A87]; &quot;&quot;)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88] = 1; [.P88] = 1; [.Z88] = 1); [.A88]; 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89] = 1; [.P89] = 1; [.Z89] = 1); [.A89]; &quot;&quot;)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AND([.F90] = 1; [.P90] = 1; [.Z90] = 1); [.A90]; 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F91] = 1; [.P91] = 1; [.Z91] = 1); [.A91]; 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92] = 1; [.P92] = 1; [.Z92] = 1); [.A92]; 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93] = 1; [.P93] = 1; [.Z93] = 1); [.A93]; &quot;&quot;)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F94] = 1; [.P94] = 1; [.Z94] = 1); [.A94]; 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ND([.F95] = 1; [.P95] = 1; [.Z95] = 1); [.A95]; 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F96] = 1; [.P96] = 1; [.Z96] = 1); [.A96]; 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97] = 1; [.P97] = 1; [.Z97] = 1); [.A97]; &quot;&quot;)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F98] = 1; [.P98] = 1; [.Z98] = 1); [.A98]; 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99] = 1; [.P99] = 1; [.Z99] = 1); [.A99]; &quot;&quot;)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100] = 1; [.P100] = 1; [.Z100] = 1); [.A100]; 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101] = 1; [.P101] = 1; [.Z101] = 1); [.A101]; &quot;&quot;)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F102] = 1; [.P102] = 1; [.Z102] = 1); [.A102]; 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F103] = 1; [.P103] = 1; [.Z103] = 1); [.A103]; 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ND([.F104] = 1; [.P104] = 1; [.Z104] = 1); [.A104]; 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AND([.F105] = 1; [.P105] = 1; [.Z105] = 1); [.A105]; &quot;&quot;)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106] = 1; [.P106] = 1; [.Z106] = 1); [.A106]; 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F107] = 1; [.P107] = 1; [.Z107] = 1); [.A107]; 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108] = 1; [.P108] = 1; [.Z108] = 1); [.A108]; 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109] = 1; [.P109] = 1; [.Z109] = 1); [.A109]; 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AND([.F110] = 1; [.P110] = 1; [.Z110] = 1); [.A110]; &quot;&quot;)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F111] = 1; [.P111] = 1; [.Z111] = 1); [.A111]; 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112] = 1; [.P112] = 1; [.Z112] = 1); [.A112]; &quot;&quot;)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113] = 1; [.P113] = 1; [.Z113] = 1); [.A113]; 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F114] = 1; [.P114] = 1; [.Z114] = 1); [.A114]; 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ND([.F115] = 1; [.P115] = 1; [.Z115] = 1); [.A115]; 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F116] = 1; [.P116] = 1; [.Z116] = 1); [.A116]; 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117] = 1; [.P117] = 1; [.Z117] = 1); [.A117]; &quot;&quot;)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F118] = 1; [.P118] = 1; [.Z118] = 1); [.A118]; 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119] = 1; [.P119] = 1; [.Z119] = 1); [.A119]; &quot;&quot;)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120] = 1; [.P120] = 1; [.Z120] = 1); [.A120]; 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121] = 1; [.P121] = 1; [.Z121] = 1); [.A121]; 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F122] = 1; [.P122] = 1; [.Z122] = 1); [.A122]; 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123] = 1; [.P123] = 1; [.Z123] = 1); [.A123]; 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F124] = 1; [.P124] = 1; [.Z124] = 1); [.A124]; 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ND([.F125] = 1; [.P125] = 1; [.Z125] = 1); [.A125]; 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F126] = 1; [.P126] = 1; [.Z126] = 1); [.A126]; 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F127] = 1; [.P127] = 1; [.Z127] = 1); [.A127]; &quot;&quot;)">
            <text:p/>
          </table:table-cell>
        </table:table-row>
        <table:table-row table:style-name="ro1" table:number-rows-repeated="1048448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ZadanieD.AA1:ZadanieD.AA1048576">
            <calcext:condition calcext:apply-style-name="Error" calcext:value="&gt;0" calcext:base-cell-address="ZadanieD.AA1"/>
          </calcext:conditional-format>
        </calcext:conditional-formats>
      </table:table>
      <table:table table:name="ZadanieE" table:style-name="ta1">
        <table:shapes>
          <draw:frame draw:z-index="0" draw:style-name="gr1" draw:text-style-name="P1" svg:width="7.6409in" svg:height="5.4484in" svg:x="7.7602in" svg:y="1.9138in">
            <draw:object draw:notify-on-update-of-ranges="ZadanieE.AB2:ZadanieE.AB2 ZadanieE.AB3:ZadanieE.AB7 ZadanieE.AC2:ZadanieE.AC2 ZadanieE.AC3:ZadanieE.A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r_ucz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Epoka</text:p>
          </table:table-cell>
          <table:table-cell table:style-name="ce12" office:value-type="string" calcext:value-type="string">
            <text:p>Liczba poprawnych odpowiedz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Prehistoria</text:p>
          </table:table-cell>
          <table:table-cell table:style-name="ce13" table:formula="of:=SUM([.B2]: [.F127])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Starożytność</text:p>
          </table:table-cell>
          <table:table-cell table:style-name="ce13" table:formula="of:=SUM([.G2:.K127])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Średiowieczne</text:p>
          </table:table-cell>
          <table:table-cell table:style-name="ce13" table:formula="of:=SUM([.L2:.P127])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Historia nowożytna</text:p>
          </table:table-cell>
          <table:table-cell table:style-name="ce13" table:formula="of:=SUM([.Q2:.U127]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Historia najnowsza</text:p>
          </table:table-cell>
          <table:table-cell table:style-name="ce13" table:formula="of:=SUM([.V2:.Z127])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 style:data-style-name="N2" text:time-value="15:28:14.365348934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5-12-04T15:30:47.059470146</dc:date>
    <meta:editing-duration>PT24M26S</meta:editing-duration>
    <meta:editing-cycles>6</meta:editing-cycles>
    <meta:document-statistic meta:table-count="6" meta:cell-count="2048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9.409cm" svg:height="13.84cm" xlink:href=".." xlink:type="simple" chart:class="chart:bar" chart:style-name="ch1">
        <chart:title svg:x="3.208cm" svg:y="0.412cm" chart:style-name="ch2">
          <text:p>Liczba poprawnych odpowiedzi w poszczególnych przedmiotach</text:p>
        </chart:title>
        <chart:legend chart:legend-position="bottom" svg:x="7.051cm" svg:y="13.241cm" style:legend-expansion="wide" chart:style-name="ch3"/>
        <chart:plot-area chart:style-name="ch4" svg:x="1.399cm" svg:y="1.467cm" svg:width="17.622cm" svg:height="10.33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224cm" svg:y="1.472cm" svg:width="16.797cm" svg:height="9.67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9.359cm" svg:y="12.076cm" chart:style-name="ch2">
              <text:p><text:span text:style-name="T1">Przedmioty</text:span></text:p>
            </chart:title>
            <chart:categories table:cell-range-address="ZadanieE.AB3:ZadanieE.AB7"/>
          </chart:axis>
          <chart:axis chart:dimension="y" chart:name="primary-y" chart:style-name="ch6">
            <chart:title svg:x="0.451cm" svg:y="8.888cm" chart:style-name="ch7">
              <text:p><text:span text:style-name="T1">Liczba poprawnych odpowiedzi</text:span>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ZadanieE.AC3:ZadanieE.AC7" chart:label-cell-address="ZadanieE.AC2:ZadanieE.AC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poprawnych odpowiedzi</text:p>
                <draw:g>
                  <svg:desc>ZadanieE.AC2:ZadanieE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historia</text:p>
                <draw:g>
                  <svg:desc>ZadanieE.AB3:ZadanieE.AB7</svg:desc>
                </draw:g>
              </table:table-cell>
              <table:table-cell office:value-type="float" office:value="278">
                <text:p>278</text:p>
                <draw:g>
                  <svg:desc>ZadanieE.AC3:ZadanieE.AC7</svg:desc>
                </draw:g>
              </table:table-cell>
            </table:table-row>
            <table:table-row>
              <table:table-cell office:value-type="string">
                <text:p>Starożytność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Średiowieczne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Historia nowożytna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Historia najnowsza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